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27.7cm" table:align="margins"/>
    </style:style>
    <style:style style:name="Tableau1.A" style:family="table-column">
      <style:table-column-properties style:column-width="9.234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background-color="#ffff66" fo:padding="0.097cm" fo:border-left="0.002cm solid #000000" fo:border-right="none" fo:border-top="none" fo:border-bottom="0.002cm solid #000000">
        <style:background-image/>
      </style:table-cell-properties>
    </style:style>
    <style:style style:name="Tableau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leau2" style:family="table">
      <style:table-properties style:width="27.7cm" table:align="margins"/>
    </style:style>
    <style:style style:name="Tableau2.A" style:family="table-column">
      <style:table-column-properties style:column-width="9.234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background-color="#ccccff" fo:padding="0.097cm" fo:border-left="0.002cm solid #000000" fo:border-right="none" fo:border-top="none" fo:border-bottom="0.002cm solid #000000">
        <style:background-image/>
      </style:table-cell-properties>
    </style:style>
    <style:style style:name="Tableau2.C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au3" style:family="table">
      <style:table-properties style:width="27.7cm" table:align="margins"/>
    </style:style>
    <style:style style:name="Tableau3.A" style:family="table-column">
      <style:table-column-properties style:column-width="9.234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background-color="#996633" fo:padding="0.097cm" fo:border-left="0.002cm solid #000000" fo:border-right="none" fo:border-top="none" fo:border-bottom="0.002cm solid #000000">
        <style:background-image/>
      </style:table-cell-properties>
    </style:style>
    <style:style style:name="Tableau3.C2" style:family="table-cell">
      <style:table-cell-properties fo:background-color="#996633" fo:padding="0.097cm" fo:border-left="0.002cm solid #000000" fo:border-right="0.002cm solid #000000" fo:border-top="none" fo:border-bottom="0.002cm solid #000000">
        <style:background-image/>
      </style:table-cell-properties>
    </style:style>
    <style:style style:name="Table1" style:family="table">
      <style:table-properties style:width="27.7cm" table:align="margins"/>
    </style:style>
    <style:style style:name="Table1.A" style:family="table-column">
      <style:table-column-properties style:column-width="9.234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7.7cm" table:align="margins"/>
    </style:style>
    <style:style style:name="Table2.A" style:family="table-column">
      <style:table-column-properties style:column-width="9.234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eature">
      <style:paragraph-properties fo:break-before="page"/>
      <style:text-properties fo:font-size="18pt" fo:language="nl" fo:country="NL" fo:font-weight="bold" style:font-size-asian="18pt" style:font-weight-asian="bold" style:font-size-complex="18pt" style:font-weight-complex="bold"/>
    </style:style>
    <style:style style:name="P2" style:family="paragraph" style:parent-style-name="entêtetab">
      <style:text-properties fo:language="nl" fo:country="NL"/>
    </style:style>
    <style:style style:name="P3" style:family="paragraph" style:parent-style-name="Table_20_Contents">
      <style:text-properties fo:language="nl" fo:country="NL"/>
    </style:style>
    <style:style style:name="P4" style:family="paragraph" style:parent-style-name="Standard">
      <style:text-properties fo:language="nl" fo:country="NL"/>
    </style:style>
    <style:style style:name="P5" style:family="paragraph" style:parent-style-name="Standard">
      <style:text-properties fo:font-size="18pt" fo:language="nl" fo:country="NL" fo:font-weight="bold" style:font-size-asian="18pt" style:font-weight-asian="bold" style:font-size-complex="18pt" style:font-weight-complex="bold"/>
    </style:style>
    <style:style style:name="P6" style:family="paragraph" style:parent-style-name="Standard">
      <style:paragraph-properties fo:break-before="page"/>
      <style:text-properties fo:font-size="18pt" fo:language="nl" fo:country="NL" fo:font-weight="bold" style:font-size-asian="18pt" style:font-weight-asian="bold" style:font-size-complex="18pt" style:font-weight-complex="bold"/>
    </style:style>
    <style:style style:name="P7" style:family="paragraph" style:parent-style-name="Table_20_Contents">
      <style:text-properties fo:language="en" fo:country="GB"/>
    </style:style>
    <style:style style:name="T1" style:family="text">
      <style:text-properties fo:language="nl" fo:country="NL"/>
    </style:style>
    <style:style style:name="T2" style:family="text">
      <style:text-properties fo:language="nl" fo:country="N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 </text:p>
      <table:table table:name="Tableau1" table:style-name="Tableau1">
        <table:table-column table:style-name="Tableau1.A" table:number-columns-repeated="3"/>
        <table:table-header-rows>
          <table:table-row>
            <table:table-cell table:style-name="Tableau1.A1" office:value-type="string">
              <text:p text:style-name="P2">Naam Functie</text:p>
            </table:table-cell>
            <table:table-cell table:style-name="Tableau1.A1" office:value-type="string">
              <text:p text:style-name="P2">Beschrijving</text:p>
            </table:table-cell>
            <table:table-cell table:style-name="Tableau1.C1" office:value-type="string">
              <text:p text:style-name="P2">Specs/cws</text:p>
            </table:table-cell>
          </table:table-row>
        </table:table-header-rows>
        <table:table-row>
          <table:table-cell table:style-name="Tableau1.A2" office:value-type="string">
            <text:p text:style-name="P3">Export CSV </text:p>
          </table:table-cell>
          <table:table-cell table:style-name="Tableau1.A2" office:value-type="string">
            <text:p text:style-name="P3">Bij export naar het komma gescheiden waarden bestandsformaat (CSV) <text:s/>is het nu mogelijk om te kiezen voor export als numerieke waarde of om de gegevens op te slaan zoals die worden weergegeven. Standaard wordt er geëxporteerd zoals er wordt weergegeven.</text:p>
            <text:p text:style-name="P3">Merk op dat, afhankelijk van het numerieke formaat, gegevens gegenereerd kunnen worden die later tijdens het importeren niet meer ingelezen kunnen worden als numerieke waarden. Als dat het geval is en de functionaliteit is nodig moet deze optie uitgezet worden. </text:p>
          </table:table-cell>
          <table:table-cell table:style-name="Tableau1.C2" office:value-type="string">
            <text:p text:style-name="Table_20_Contents"><text:a xlink:type="simple" xlink:href="http://specs.openoffice.org/calc/filters/csv/save-to-csv.odt"><text:span text:style-name="T1">http://specs.openoffice.org/calc/filters/csv/save-to-csv.odt</text:span></text:a><text:span text:style-name="T2"> </text:span></text:p>
            <text:p text:style-name="P3"/>
            <text:p text:style-name="P3">cws : dr46</text:p>
          </table:table-cell>
        </table:table-row>
        <table:table-row>
          <table:table-cell table:style-name="Tableau1.A2" office:value-type="string">
            <text:p text:style-name="P3">Afdrukvoorbeeld -&gt; Esc</text:p>
          </table:table-cell>
          <table:table-cell table:style-name="Tableau1.A2" office:value-type="string">
            <text:p text:style-name="P3">Het afdrukvoorbeeld van het werkbladprogramma kan gesloten worden met de Esc-toets</text:p>
          </table:table-cell>
          <table:table-cell table:style-name="Tableau1.C2" office:value-type="string">
            <text:p text:style-name="P3">cws : os77</text:p>
          </table:table-cell>
        </table:table-row>
        <table:table-row>
          <table:table-cell table:style-name="Tableau1.A2" office:value-type="string">
            <text:p text:style-name="P3">Tekenobjecten benoemen</text:p>
          </table:table-cell>
          <table:table-cell table:style-name="Tableau1.A2" office:value-type="string">
            <text:p text:style-name="P3">In aanvulling op afbeeldingen, OLE objecten en groepen, kunnen andere tekenobjecten nu ook benoemd worden in Calc. Het onderdeel "Object benoemen" staat in het contextmenu onder "Positie en grootte..." danwel "Oorspronkelijke grootte". </text:p>
          </table:table-cell>
          <table:table-cell table:style-name="Tableau1.C2" office:value-type="string">
            <text:p text:style-name="Table_20_Contents"><text:a xlink:type="simple" xlink:href="http://specs.openoffice.org/appwide/accessibility/Naming_Drawing_Objects_in_Writer_and_Calc.odt"><text:span text:style-name="T1">http://specs.openoffice.org/appwide/accessibility/Naming_Drawing_Objects_in_Writer_and_Calc.odt</text:span></text:a><text:span text:style-name="T2"> </text:span></text:p>
          </table:table-cell>
        </table:table-row>
      </table:table>
      <text:p text:style-name="P4"/>
      <text:p text:style-name="P4"/>
      <text:p text:style-name="P5">Writer</text:p>
      <text:p text:style-name="P4"/>
      <table:table table:name="Tableau2" table:style-name="Tableau2">
        <table:table-column table:style-name="Tableau2.A" table:number-columns-repeated="3"/>
        <table:table-header-rows>
          <table:table-row>
            <table:table-cell table:style-name="Tableau2.A1" office:value-type="string">
              <text:p text:style-name="P2">Naam Functie</text:p>
            </table:table-cell>
            <table:table-cell table:style-name="Tableau2.A1" office:value-type="string">
              <text:p text:style-name="P2">Beschrijving</text:p>
            </table:table-cell>
            <table:table-cell table:style-name="Tableau2.C1" office:value-type="string">
              <text:p text:style-name="P2">Specs/cws</text:p>
            </table:table-cell>
          </table:table-row>
        </table:table-header-rows>
        <table:table-row>
          <table:table-cell table:style-name="Tableau2.A2" office:value-type="string">
            <text:p text:style-name="P3">Bijeenhouden-met-volgende voor tabelrijen</text:p>
          </table:table-cell>
          <table:table-cell table:style-name="Tableau2.A2" office:value-type="string">
            <text:p text:style-name="P3">Een nieuwe (Niet-UI) compatibiliteitsoptie "TableRowKeep" is toegevoegd aan Writer-documenten. Als deze optie ingeschakeld is, kan een tabelrij geforceerd worden om bijeen te blijven met de volgende rij, door de instelling bijeenblijven-met-volgende voor de eerste paragraaf in de eerste cel van deze rij in te schakelen. </text:p>
            <text:p text:style-name="P3">Als deze regel de laatste tabelrij is, dan probeert de laatste rij bijeen te blijven met de eerstvolgende inhoud die volgt op de tabel. </text:p>
            <text:p text:style-name="P3">Deze compatibiliteitsoptie is standaard uitgeschakeld en wordt ingeschakeld bij het importeren van ww8/rtf.</text:p>
          </table:table-cell>
          <table:table-cell table:style-name="Tableau2.C2" office:value-type="string">
            <text:p text:style-name="P3">cws : rowkeep</text:p>
          </table:table-cell>
        </table:table-row>
        <table:table-row>
          <table:table-cell table:style-name="Tableau2.A2" office:value-type="string">
            <text:p text:style-name="P3">Maak geen gebruik van spaties en tabs voor de regelhoogte</text:p>
          </table:table-cell>
          <table:table-cell table:style-name="Tableau2.A2" office:value-type="string">
            <text:p text:style-name="P3">Een nieuwe (Niet-UI) compatibiliteitsoptie "IgnoreTabsAndBlanksForLineCalculation" is toegevoegd aan Writer-documenten. Als deze optie ingeschakeld is, dragen de afmetingen van tabstops en spaties niet bij aan de berekening van de regelhoogte. Deze compatibiliteitsoptie is standaard uitgeschakeld en wordt ingeschakeld bij het importeren van ww8/rtf.</text:p>
          </table:table-cell>
          <table:table-cell table:style-name="Tableau2.C2" office:value-type="string">
            <text:p text:style-name="P3">cws : swgbf57</text:p>
          </table:table-cell>
        </table:table-row>
        <table:table-row>
          <table:table-cell table:style-name="Tableau2.A2" office:value-type="string">
            <text:p text:style-name="P3">Tekenobjecten benoemen</text:p>
          </table:table-cell>
          <table:table-cell table:style-name="Tableau2.A2" office:value-type="string">
            <text:p text:style-name="P3">Alle typen tekenobjecten kunnen nu benoemd worden</text:p>
          </table:table-cell>
          <table:table-cell table:style-name="Tableau2.C2" office:value-type="string">
            <text:p text:style-name="Table_20_Contents"><text:a xlink:type="simple" xlink:href="http://specs.openoffice.org/appwide/accessibility/Naming_Drawing_Objects_in_Writer_and_Calc.odt"><text:span text:style-name="T1">http://specs.openoffice.org/appwide/accessibility/Naming_Drawing_Objects_in_Writer_and_Calc.odt</text:span></text:a></text:p>
            <text:p text:style-name="Table_20_Contents"><text:a xlink:type="simple" xlink:href="http://specs.openoffice.org/appwide/accessibility/Naming_Drawing_Objects_in_Writer_and_Calc.odt"><text:span text:style-name="T1"/></text:a></text:p>
            <text:p text:style-name="P3">cw : swally203</text:p>
          </table:table-cell>
        </table:table-row>
      </table:table>
      <text:p text:style-name="P4"/>
      <text:p text:style-name="P6">DBA</text:p>
      <text:p text:style-name="P4"/>
      <table:table table:name="Tableau3" table:style-name="Tableau3">
        <table:table-column table:style-name="Tableau3.A" table:number-columns-repeated="3"/>
        <table:table-header-rows>
          <table:table-row>
            <table:table-cell table:style-name="Tableau3.A1" office:value-type="string">
              <text:p text:style-name="P2">Naam Functie</text:p>
            </table:table-cell>
            <table:table-cell table:style-name="Tableau3.A1" office:value-type="string">
              <text:p text:style-name="P2">Beschrijving</text:p>
            </table:table-cell>
            <table:table-cell table:style-name="Tableau3.C1" office:value-type="string">
              <text:p text:style-name="P2">Specs/cws</text:p>
            </table:table-cell>
          </table:table-row>
        </table:table-header-rows>
        <table:table-row>
          <table:table-cell table:style-name="Tableau3.A2" office:value-type="string">
            <text:p text:style-name="P3">Text/csv bestanden met UTF-8 codering kunnen ingelezen worden</text:p>
          </table:table-cell>
          <table:table-cell table:style-name="Tableau3.A2" office:value-type="string">
            <text:p text:style-name="P3">Text/cvs database-bestanden kunnen nu ook gebruik maken van UTF-8 codering. Kortom, een komma gescheiden tekstbestand, dat gebruik maakt van UTF-8 codering kan in Base ingelezen worden door gebruik te maken van deze codering bij Bewerken/Database/Eigenschappen.../Tekenset.</text:p>
          </table:table-cell>
          <table:table-cell table:style-name="Tableau3.C2" office:value-type="string">
            <text:p text:style-name="P3">cws : dba203b</text:p>
          </table:table-cell>
        </table:table-row>
        <table:table-row>
          <table:table-cell table:style-name="Tableau3.A2" office:value-type="string">
            <text:p text:style-name="P3">(?!?) "Tabel kopiëren" assistent "Gegevens toevoegen" in plaats van "Gegevens koppelen"</text:p>
          </table:table-cell>
          <table:table-cell table:style-name="Tableau3.A2" office:value-type="string">
            <text:p text:style-name="P3">(?!?) In de "Tabel kopiëren"-assistent, op de eerste pagina, is het keuzerondje "Gegevens koppelen" hernoemd naar "Gegevens toevoegen" waardoor het duidelijker is wat er gaat gebeuren.</text:p>
          </table:table-cell>
          <table:table-cell table:style-name="Tableau3.C2" office:value-type="string">
            <text:p text:style-name="P3"/>
          </table:table-cell>
        </table:table-row>
      </table:table>
      <text:p text:style-name="P4"/>
      <text:p text:style-name="P5">Impress</text:p>
      <text:p text:style-name="P4">Geen functionaliteit toegevoegd</text:p>
      <text:p text:style-name="P6">Algemeen </text:p>
      <text:p text:style-name="P5"/>
      <table:table table:name="Table1" table:style-name="Table1">
        <table:table-column table:style-name="Table1.A" table:number-columns-repeated="3"/>
        <table:table-header-rows>
          <table:table-row>
            <table:table-cell table:style-name="Table1.A1" office:value-type="string">
              <text:p text:style-name="P2">Naam Functie</text:p>
            </table:table-cell>
            <table:table-cell table:style-name="Table1.A1" office:value-type="string">
              <text:p text:style-name="P2">Beschrijving</text:p>
            </table:table-cell>
            <table:table-cell table:style-name="Table1.C1" office:value-type="string">
              <text:p text:style-name="P2">Specs/cws</text:p>
            </table:table-cell>
          </table:table-row>
        </table:table-header-rows>
        <table:table-row>
          <table:table-cell table:style-name="Table1.A2" office:value-type="string">
            <text:p text:style-name="P3">Aanvullende functionaliteit voor PDF export</text:p>
          </table:table-cell>
          <table:table-cell table:style-name="Table1.A2" office:value-type="string">
            <text:p text:style-name="P3">In het PDF export dialoogscherm zijn nieuwe functies beschikbaar die betrekking hebben op de applicatie die de PDF toont. Het dialoogvenster beschikt hiervoor over twee nieuwe pagina's. PDF ondersteunt instructies die aangeven hoe een PDF-applicatie zich gedraagt bij het openen van documenten. </text:p>
          </table:table-cell>
          <table:table-cell table:style-name="Table1.C2" office:value-type="string">
            <text:p text:style-name="Table_20_Contents"><text:a xlink:type="simple" xlink:href="http://specs.openoffice.org/appwide/pdf_export/PDFExportDialog.odt"><text:span text:style-name="T1">http://specs.openoffice.org/appwide/pdf_export/PDFExportDialog.odt</text:span></text:a><text:span text:style-name="T2"> </text:span></text:p>
            <text:p text:style-name="P3"/>
            <text:p text:style-name="P3">cws: pdfexportimprove</text:p>
          </table:table-cell>
        </table:table-row>
        <table:table-row>
          <table:table-cell table:style-name="Table1.A2" office:value-type="string">
            <text:p text:style-name="P3">Ondersteuning MS bestandsformaat voor "Verzenden e-mail als"</text:p>
          </table:table-cell>
          <table:table-cell table:style-name="Table1.A2" office:value-type="string">
            <text:p text:style-name="P3">Het "Verzenden" submenu van het menu "Bestand" is uitgebreid met de volgende onderdelen. </text:p>
            <text:p text:style-name="P3">Writer: Document als Microsoft Word Bijlage...</text:p>
            <text:p text:style-name="P3">Calc: Document als Microsoft Excel Bijlage...</text:p>
            <text:p text:style-name="P3">Impress: Document als Microsoft PowerPoint Bijlage...</text:p>
          </table:table-cell>
          <table:table-cell table:style-name="Table1.C2" office:value-type="string">
            <text:p text:style-name="Table_20_Contents"><text:a xlink:type="simple" xlink:href="http://specs.openoffice.org/appwide/send_document_as_email/send_document_as_e-mail_-_ms_file_format_support.odt"><text:span text:style-name="T1">http://specs.openoffice.org/appwide/send_document_as_email/send_document_as_e-mail_-_ms_file_format_support.odt</text:span></text:a></text:p>
            <text:p text:style-name="P3"/>
            <text:p text:style-name="P3">cws: fwk36</text:p>
          </table:table-cell>
        </table:table-row>
        <table:table-row>
          <table:table-cell table:style-name="Table1.A2" office:value-type="string">
            <text:p text:style-name="P3">Bibliotheken Exporteren in Basic IDE</text:p>
          </table:table-cell>
          <table:table-cell table:style-name="Table1.A2" office:value-type="string">
            <text:p text:style-name="P3">De Basic Bibliotheek exportfunctie is te vinden op het tabblad Bibliotheken van het OpenOffice.org Basic-macro's beheren scherm (Menu "Extra/Macro's/Macro's Beheren/Openoffice.org Basic...", Knop "Beheren...", Tabblad "Bibliotheken".</text:p>
            <text:p text:style-name="P3">De "Export" knop opent een dialoogvenster waar gekozen kan worden voor export als pakket (maakt een .uno.pkg-bestand dat gebruikt kan worden door Extra/Pakketbeheer...) en als bibliotheek in BASIC intern formaat (als map met daarin modules en dialoogvensters als losse xml-bestanden). </text:p>
          </table:table-cell>
          <table:table-cell table:style-name="Table1.C2" office:value-type="string">
            <text:p text:style-name="Table_20_Contents"><text:a xlink:type="simple" xlink:href="http://specs.openoffice.org/ide/BasicLibraryExportSpec.odt"><text:span text:style-name="T1">http://specs.openoffice.org/ide/BasicLibraryExportSpec.odt</text:span></text:a></text:p>
            <text:p text:style-name="P3"/>
            <text:p text:style-name="P3">cws: ab20lib</text:p>
          </table:table-cell>
        </table:table-row>
        <table:table-row>
          <table:table-cell table:style-name="Table1.A2" office:value-type="string">
            <text:p text:style-name="P3">Tekst van kolomkop van lettertype vervanging gewijzigd</text:p>
          </table:table-cell>
          <table:table-cell table:style-name="Table1.A2" office:value-type="string">
            <text:p text:style-name="P3">De tekst van de tweede kolomkop van de tabel lettertype vervanging is gewijzigd van "Scherm" naar "Alleen scherm".</text:p>
          </table:table-cell>
          <table:table-cell table:style-name="Table1.C2" office:value-type="string">
            <text:p text:style-name="P3">cws: toolbarbehavior</text:p>
          </table:table-cell>
        </table:table-row>
        <table:table-row>
          <table:table-cell table:style-name="Table1.A2" office:value-type="string">
            <text:p text:style-name="P3">Kritieke paden bij Extra - Opties - OpenOffice.org - Paden verwijderd</text:p>
          </table:table-cell>
          <table:table-cell table:style-name="Table1.A2" office:value-type="string">
            <text:p text:style-name="P3">Op 5 na alle paden verwijderd uit het Opties scherm Ervaren gebruikers kunnen nog altijd de andere paden aanpassen door het configuratiebestand te bewerken. De vijf paden zijn Reservekopieën, Galerij, Afbeeldingen, Tijdelijke bestanden en Mijn documenten.</text:p>
          </table:table-cell>
          <table:table-cell table:style-name="Table1.C2" office:value-type="string">
            <text:p text:style-name="Table_20_Contents"><text:a xlink:type="simple" xlink:href="http://specs.openoffice.org/appawide/options_settings/OOoPaths.odt"><text:span text:style-name="T1">http://specs.openoffice.org/appawide/options_settings/OOoPaths.odt</text:span></text:a></text:p>
            <text:p text:style-name="P3"/>
            <text:p text:style-name="P3">cws: pb14</text:p>
          </table:table-cell>
        </table:table-row>
        <table:table-row>
          <table:table-cell table:style-name="Table1.A2" office:value-type="string">
            <text:p text:style-name="P3">Veranderde gedrag bij afsluiten en nieuwe functie voor contextgevoelige werkbalken . </text:p>
          </table:table-cell>
          <table:table-cell table:style-name="Table1.A2" office:value-type="string">
            <text:p text:style-name="P3">1. De werkbalk sluitknop sluit een contextgevoelige werkbalk tijdelijk. Dus de werkbalk wordt weer zichtbaar zodra de context weer actueel is</text:p>
            <text:p text:style-name="P3">2. Een contextgevoelige werkbalk kan permanent gesloten worden via "Beeld/Werkbalken". Dit menu kan ook gebruikt worden om de contextgevoelige werkbalk weer in te schakelen.</text:p>
            <text:p text:style-name="P3">3. Een nieuw menu-onderdeel genaamd "Reset" is beschikbaar in het submenu "Beeld/Werkbalken". Het herstelt de zichtbaarheid van alle contextgevoelige werkbalken naar de standaardinstelling (zichtbaar).</text:p>
            <text:p text:style-name="P3">4. De gebruiker kan een vastgezette werkbalk sluiten via het contextmenu. Het betreffende menu-item heet "Werkbalk sluiten". De wijze van sluiten is gelijk aan die van de werkbalk-sluitknop </text:p>
          </table:table-cell>
          <table:table-cell table:style-name="Table1.C2" office:value-type="string">
            <text:p text:style-name="Table_20_Contents"><text:a xlink:type="simple" xlink:href="http://specs.openoffice.org/ui_in_general/toolbars/openoffice_org_toolbar_spec.odt"><text:span text:style-name="T1">http://specs.openoffice.org/ui_in_general/toolbars/openoffice_org_toolbar_spec.odt</text:span></text:a></text:p>
            <text:p text:style-name="P3"/>
            <text:p text:style-name="P3">cws: toolbarbehavior</text:p>
          </table:table-cell>
        </table:table-row>
        <table:table-row>
          <table:table-cell table:style-name="Table1.A2" office:value-type="string">
            <text:p text:style-name="P3">On-line update</text:p>
          </table:table-cell>
          <table:table-cell table:style-name="Table1.A2" office:value-type="string">
            <text:p text:style-name="P3">Om mensen te helpen bij het op eenvoudige wijze ophalen van OpenOffice.org, is er een menu-onderdeel "Op updates controleren..." toegevoegd aan het help-menu. Standaard is het controle-mechanisme voor updates alleen geactiveerd in de normale OpenOffice.org versies, samengesteld door Hamburg.</text:p>
            <text:p text:style-name="P3">Het menuonderdeel wordt ingesteld via de vermelding "UpdateURL" in het version.ini | rc bestand, dat hoort bij de Office programma. Als de "UpdateURL" -vermelding een waarde heeft, is het menu-onderdeel zichtbaar, anders is het onzichtbaar. "Check for Updates..." retrieves the version information of an installed OpenOffice.org and sends the data to the URL defined by "UpdateURL". Als een update beschikbaar is, verwijst de URL naar een downloadpagina. De gebruiker kan de laatste versie downloaden. Als er geen nieuwe versie beschikbaar is, wordt er een berichtvenster weergegeven met "Geen nieuwe update". </text:p>
          </table:table-cell>
          <table:table-cell table:style-name="Table1.C2" office:value-type="string">
            <text:p text:style-name="Table_20_Contents"><text:a xlink:type="simple" xlink:href="http://specs.openoffice.org/appwide/onlineupdate/Software_Update.odt"><text:span text:style-name="T1">http://specs.openoffice.org/appwide/onlineupdate/Software_Update.odt</text:span></text:a><text:span text:style-name="T2"> </text:span></text:p>
            <text:p text:style-name="P3"/>
            <text:p text:style-name="P3"/>
          </table:table-cell>
        </table:table-row>
        <table:table-row>
          <table:table-cell table:style-name="Table1.A2" office:value-type="string">
            <text:p text:style-name="P3">Import/Export gebruikersgedefinieerde documentvariabelen</text:p>
          </table:table-cell>
          <table:table-cell table:style-name="Table1.A2" office:value-type="string">
            <text:p text:style-name="P3">Gebruikersgedefinieerde documentvariabelen worden nu geïmporteerd van en geëxporteerd naar Microsoft bestandsformaten (Word, Excel, PowerPoint). Gebruikersgedefinieerde documentvariabelen kunnen ingevoegd worden in Microsoft Office toepassingen via Bestand/Eigenschappen/Gebruikersgedefinieerd. Bij import worden deze variabelen opgeslagen in de DocumentInfo-eigenschap van het document. Ze kunnen opgehaald worden in bijvoorbeeld OOo Basic met ThisComponent.DocumentInfo.getPropertyValue( "opgegevennaam" ) Alle gegevenstypen beschikbaar in MS Office worden ondersteund: String Number (getekende 32-bit integer) Boolean DateTime Exporteren naar MS bestandsformaten werkt ook. </text:p>
          </table:table-cell>
          <table:table-cell table:style-name="Table1.C2" office:value-type="string">
            <text:p text:style-name="Table_20_Contents"><text:span text:style-name="T2">Issue </text:span><text:a xlink:type="simple" xlink:href="http://www.openoffice.org/issues/show_bug.cgi?id=64516"><text:span text:style-name="T1">64516</text:span></text:a><text:span text:style-name="T2"> </text:span></text:p>
          </table:table-cell>
        </table:table-row>
        <table:table-row>
          <table:table-cell table:style-name="Table1.A2" office:value-type="string">
            <text:p text:style-name="P3">Snelheidsverbetering van Calc </text:p>
          </table:table-cell>
          <table:table-cell table:style-name="Table1.A2" office:value-type="string">
            <text:p text:style-name="P3">In Calc zijn een aantal problemen gecorrigeerd, waarmee een gemiddelde snelheidswinst van 23% wordt geboekt.</text:p>
          </table:table-cell>
          <table:table-cell table:style-name="Table1.C2" office:value-type="string">
            <text:p text:style-name="P3">cws calcperf02</text:p>
          </table:table-cell>
        </table:table-row>
        <table:table-row>
          <table:table-cell table:style-name="Table1.A2" office:value-type="string">
            <text:p text:style-name="P3">Snelheidsverbetering bij het opstarten</text:p>
          </table:table-cell>
          <table:table-cell table:style-name="Table1.A2" office:value-type="string">
            <text:p text:style-name="P3">Verschillende onderdelen zijn aangepakt om de opstartsnelheid te verbeteren</text:p>
          </table:table-cell>
          <table:table-cell table:style-name="Table1.C2" office:value-type="string">
            <text:p text:style-name="P3">cws perform07</text:p>
          </table:table-cell>
        </table:table-row>
      </table:table>
      <text:p text:style-name="P5"/>
      <text:p text:style-name="P5">Scripting</text:p>
      <text:p text:style-name="P5"/>
      <table:table table:name="Table2" table:style-name="Table2">
        <table:table-column table:style-name="Table2.A" table:number-columns-repeated="3"/>
        <table:table-header-rows>
          <table:table-row>
            <table:table-cell table:style-name="Table2.A1" office:value-type="string">
              <text:p text:style-name="P2">Naam Functie</text:p>
            </table:table-cell>
            <table:table-cell table:style-name="Table2.A1" office:value-type="string">
              <text:p text:style-name="P2">Beschrijving</text:p>
            </table:table-cell>
            <table:table-cell table:style-name="Table2.C1" office:value-type="string">
              <text:p text:style-name="P2">Specs/cws</text:p>
            </table:table-cell>
          </table:table-row>
        </table:table-header-rows>
        <table:table-row>
          <table:table-cell table:style-name="Table2.A2" office:value-type="string">
            <text:p text:style-name="P3">Single Cell Mode bij het selecteren van een reeks</text:p>
          </table:table-cell>
          <table:table-cell table:style-name="Table2.A2" office:value-type="string">
            <text:p text:style-name="P3">De parameter com.sun.star.sheet.RangeSelectionArguments van de startRangeSelection aanroep van com.sun.star.sheet.XRangeSelection kan nu gebruik maken van een optionele booleaanse eigenschap "SingleCellMode". Als deze eigenschap opgegeven is en WAAR zal alleen een enkele cel gegeven worden als resultaat van de reeks-selectie. </text:p>
            <text:p text:style-name="P3">Met dank aan Kohei Yoshida voor het beschikbaar maken van de patch.</text:p>
          </table:table-cell>
          <table:table-cell table:style-name="Table2.C2" office:value-type="string">
            <text:p text:style-name="P3">cws: calc36</text:p>
          </table:table-cell>
        </table:table-row>
        <table:table-row>
          <table:table-cell table:style-name="Table2.A2" office:value-type="string">
            <text:p text:style-name="P3">Alt+F11 om het dialoogvenster OpenOffice.org Basic-macro's te openen </text:p>
          </table:table-cell>
          <table:table-cell table:style-name="Table2.A2" office:value-type="string">
            <text:p text:style-name="P3">De toetsencombinatie Alt+F11 brengt de gebruiker in het dialoogvenster voor het bewerken van macro's. </text:p>
          </table:table-cell>
          <table:table-cell table:style-name="Table2.C2" office:value-type="string">
            <text:p text:style-name="Table_20_Contents"><text:span text:style-name="T2">Issue </text:span><text:a xlink:type="simple" xlink:href="http://www.openoffice.org/issues/show_bug.cgi?id=29138"><text:span text:style-name="T1">29138</text:span></text:a></text:p>
          </table:table-cell>
        </table:table-row>
        <table:table-row>
          <table:table-cell table:style-name="Table2.A2" office:value-type="string">
            <text:p text:style-name="P3">VBA Uitwisselbaarheid </text:p>
          </table:table-cell>
          <table:table-cell table:style-name="Table2.A2" office:value-type="string">
            <text:p text:style-name="P3">Maak in basic gebruik van de standaard methode voor objecten waar dat van toepassing is. </text:p>
          </table:table-cell>
          <table:table-cell table:style-name="Table2.C2" office:value-type="string">
            <text:p text:style-name="Table_20_Contents"><text:span text:style-name="T2">Issue </text:span><text:a xlink:type="simple" xlink:href="http://www.openoffice.org/issues/show_bug.cgi?id=64396"><text:span text:style-name="T1">64396</text:span></text:a><text:span text:style-name="T2"> </text:span></text:p>
          </table:table-cell>
        </table:table-row>
        <table:table-row>
          <table:table-cell table:style-name="Table2.A2" office:value-type="string">
            <text:p text:style-name="P3">VBA Uitwisselbaarheid</text:p>
          </table:table-cell>
          <table:table-cell table:style-name="Table2.A2" office:value-type="string">
            <text:p text:style-name="P3">Sta Array functie toe om de OptionBase instelling te gebruiken als Option VBASupport ingesteld is. </text:p>
          </table:table-cell>
          <table:table-cell table:style-name="Table2.C2" office:value-type="string">
            <text:p text:style-name="Table_20_Contents"><text:span text:style-name="T2">Issue </text:span><text:a xlink:type="simple" xlink:href="http://www.openoffice.org/issues/show_bug.cgi?id=64394"><text:span text:style-name="T1">64394</text:span></text:a><text:span text:style-name="T2"> </text:span></text:p>
          </table:table-cell>
        </table:table-row>
        <table:table-row>
          <table:table-cell table:style-name="Table2.A2" office:value-type="string">
            <text:p text:style-name="P3">VBA Uitwisselbaarheid</text:p>
          </table:table-cell>
          <table:table-cell table:style-name="Table2.A2" office:value-type="string">
            <text:p text:style-name="P3">Ondersteuning voor Multi Dimensioned arrays uno-&gt; basic. </text:p>
          </table:table-cell>
          <table:table-cell table:style-name="Table2.C2" office:value-type="string">
            <text:p text:style-name="Table_20_Contents"><text:span text:style-name="T2">Issue </text:span><text:a xlink:type="simple" xlink:href="http://www.openoffice.org/issues/show_bug.cgi?id=64317"><text:span text:style-name="T1">64317</text:span></text:a><text:span text:style-name="T2"> </text:span></text:p>
          </table:table-cell>
        </table:table-row>
        <table:table-row>
          <table:table-cell table:style-name="Table2.A2" office:value-type="string">
            <text:p text:style-name="P3">VBA Uitwisselbaarheid</text:p>
          </table:table-cell>
          <table:table-cell table:style-name="Table2.A2" office:value-type="string">
            <text:p text:style-name="P3">Er is een nieuwe basic optie "Option VBASupport <text:s/>om vba-uitwisselbaarheid te verkrijgen (in macros), bij het importeren van macro's uit MS Office moet deze optie ingesteld worden.</text:p>
            <text:p text:style-name="P3"/>
          </table:table-cell>
          <table:table-cell table:style-name="Table2.C2" office:value-type="string">
            <text:p text:style-name="Table_20_Contents"><text:span text:style-name="T2">Issue </text:span><text:a xlink:type="simple" xlink:href="http://www.openoffice.org/issues/show_bug.cgi?id=64316"><text:span text:style-name="T1">64316</text:span></text:a><text:span text:style-name="T2"> </text:span></text:p>
          </table:table-cell>
        </table:table-row>
        <table:table-row>
          <table:table-cell table:style-name="Table2.A2" office:value-type="string">
            <text:p text:style-name="P3">VBA Uitwisselbaarheid</text:p>
          </table:table-cell>
          <table:table-cell table:style-name="Table2.A2" office:value-type="string">
            <text:p text:style-name="P3">Toevoeging van een runtime optie waarmee de verschillende bestaande (twee) compatibiliteitsinstellingen in basic ingeschakeld worden </text:p>
            <text:p text:style-name="P3">b.v. een Module Option schakelt in/uit via "Option VBASupport 1", "Option VBASupport 0".</text:p>
          </table:table-cell>
          <table:table-cell table:style-name="Table2.C2" office:value-type="string">
            <text:p text:style-name="P7"><text:span text:style-name="T2">Issue </text:span><text:a xlink:type="simple" xlink:href="http://www.openoffice.org/issues/show_bug.cgi?id=64315"><text:span text:style-name="T1">64315</text:span></text:a><text:span text:style-name="T2"> </text:span></text:p>
          </table:table-cell>
        </table:table-row>
        <table:table-row>
          <table:table-cell table:style-name="Table2.A2" office:value-type="string">
            <text:p text:style-name="P3">Ondersteuning voor complexe werkbalkonderdelen voor extensies</text:p>
          </table:table-cell>
          <table:table-cell table:style-name="Table2.A2" office:value-type="string">
            <text:p text:style-name="P3">Eerste gedeelte is nu geïmplementeerd:</text:p>
            <text:p text:style-name="P3">- Keuzevak</text:p>
            <text:p text:style-name="P3">- Aan/uit-knop</text:p>
            <text:p text:style-name="P3">- Aan/uit-knop met uitrolmenu.</text:p>
            <text:p text:style-name="P3">- Uitrolmenuknop.</text:p>
            <text:p text:style-name="P3">- Afbeelding Knop</text:p>
            <text:p text:style-name="P3">- Eenvoudige knop zonder status update</text:p>
          </table:table-cell>
          <table:table-cell table:style-name="Table2.C2" office:value-type="string">
            <text:p text:style-name="Table_20_Contents"><text:span text:style-name="T2">Issue </text:span><text:a xlink:type="simple" xlink:href="http://www.openoffice.org/issues/show_bug.cgi?id=64501"><text:span text:style-name="T1">64501</text:span></text:a><text:span text:style-name="T2"> </text:span></text:p>
          </table:table-cell>
        </table:table-row>
      </table:table>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têtetab" style:family="paragraph" style:parent-style-name="Table_20_Contents" style:master-page-name="">
      <style:paragraph-properties fo:text-align="center" style:justify-single-word="false" fo:background-color="#ffffcc">
        <style:background-image/>
      </style:paragraph-properties>
      <style:text-properties style:font-name="Arial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7cm" fo:page-height="21.001cm" style:num-format="1" style:print-orientation="landscape" fo:margin-top="1.499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eature" style:page-layout-name="pm2">
      <style:footer>
        <text:p text:style-name="Footer"><text:file-name text:display="name">203_nieuwemogelijkheden_06-05-29</text:file-name><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4-08T18:24:28</meta:creation-date>
    <dc:creator>Simon Brouwer</dc:creator>
    <dc:date>2006-07-03T20:57:04</dc:date>
    <dc:language>fr-FR</dc:language>
    <meta:editing-cycles>10</meta:editing-cycles>
    <meta:editing-duration>PT2H38M10S</meta:editing-duration>
    <meta:user-defined meta:name="Info 1"/>
    <meta:user-defined meta:name="Info 2"/>
    <meta:user-defined meta:name="Info 3"/>
    <meta:user-defined meta:name="Info 4"/>
    <meta:document-statistic meta:table-count="5" meta:image-count="0" meta:object-count="0" meta:page-count="8" meta:paragraph-count="127" meta:word-count="1337" meta:character-count="9778"/>
  </office:meta>
</office:document-meta>
</file>